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2708in" fo:margin-left="-0.0813in" fo:margin-top="0in" fo:margin-bottom="0in" table:align="left" style:writing-mode="lr-tb"/>
    </style:style>
    <style:style style:name="Table1.A" style:family="table-column">
      <style:table-column-properties style:column-width="4.9785in"/>
    </style:style>
    <style:style style:name="Table1.B" style:family="table-column">
      <style:table-column-properties style:column-width="2.2917in"/>
    </style:style>
    <style:style style:name="Table1.1" style:family="table-row">
      <style:table-row-properties style:min-row-height="1.1111in" fo:keep-together="auto"/>
    </style:style>
    <style:style style:name="Table1.A1" style:family="table-cell">
      <style:table-cell-properties style:vertical-align="" fo:padding="0.1in" fo:border="none"/>
    </style:style>
    <style:style style:name="Table1.2" style:family="table-row">
      <style:table-row-properties style:min-row-height="8.1667in" fo:keep-together="auto"/>
    </style:style>
    <style:style style:name="P1" style:family="paragraph" style:parent-style-name="Standard">
      <style:paragraph-properties fo:padding="0in" fo:border="none"/>
    </style:style>
    <style:style style:name="P2" style:family="paragraph" style:parent-style-name="Standard">
      <style:paragraph-properties fo:margin-top="0.0835in" fo:margin-bottom="0in" loext:contextual-spacing="false" fo:line-height="130%" fo:padding="0in" fo:border="none"/>
    </style:style>
    <style:style style:name="P3" style:family="paragraph" style:parent-style-name="Standard">
      <style:paragraph-properties fo:margin-top="0in" fo:margin-bottom="0in" loext:contextual-spacing="false" fo:line-height="115%" fo:padding="0in" fo:border="none"/>
    </style:style>
    <style:style style:name="P4" style:family="paragraph" style:parent-style-name="Standard" style:list-style-name="WWNum2">
      <style:paragraph-properties fo:margin-left="0in" fo:margin-right="0.2083in" fo:margin-top="0.222in" fo:margin-bottom="0in" loext:contextual-spacing="false" fo:line-height="130%" fo:text-indent="0in" style:auto-text-indent="false" fo:padding="0in" fo:border="none"/>
    </style:style>
    <style:style style:name="P5" style:family="paragraph" style:parent-style-name="Standard">
      <style:paragraph-properties fo:margin-left="0in" fo:margin-right="0.2083in" fo:margin-top="0.222in" fo:margin-bottom="0in" loext:contextual-spacing="false" fo:line-height="130%" fo:text-align="start" style:justify-single-word="false" fo:keep-together="auto" fo:orphans="0" fo:widows="0" fo:text-indent="0in" style:auto-text-indent="false" fo:padding="0in" fo:border="none" fo:keep-with-next="auto"/>
    </style:style>
    <style:style style:name="P6" style:family="paragraph" style:parent-style-name="Standard" style:list-style-name="WWNum2">
      <style:paragraph-properties fo:margin-left="0in" fo:margin-right="0.2083in" fo:margin-top="0.0835in" fo:margin-bottom="0in" loext:contextual-spacing="false" fo:line-height="130%" fo:text-indent="0in" style:auto-text-indent="false" fo:padding="0in" fo:border="none"/>
    </style:style>
    <style:style style:name="P7" style:family="paragraph" style:parent-style-name="Standard" style:list-style-name="WWNum1">
      <style:paragraph-properties fo:margin-left="0in" fo:margin-right="0.2083in" fo:margin-top="0.0835in" fo:margin-bottom="0in" loext:contextual-spacing="false" fo:line-height="130%" fo:text-indent="0in" style:auto-text-indent="false" fo:padding="0in" fo:border="none"/>
    </style:style>
    <style:style style:name="P8" style:family="paragraph" style:parent-style-name="Standard">
      <style:paragraph-properties fo:margin-left="0in" fo:margin-right="0.2083in" fo:margin-top="0.0835in" fo:margin-bottom="0in" loext:contextual-spacing="false" fo:line-height="130%" fo:text-align="start"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fo:line-height="100%" style:page-number="1" fo:padding="0in" fo:border="none"/>
      <style:text-properties fo:font-size="6pt" style:font-size-asian="6pt" style:font-size-complex="6pt"/>
    </style:style>
    <style:style style:name="P10" style:family="paragraph" style:parent-style-name="Heading_20_2">
      <style:paragraph-properties fo:padding="0in" fo:border="none"/>
    </style:style>
    <style:style style:name="P11" style:family="paragraph" style:parent-style-name="Heading_20_1">
      <style:paragraph-properties fo:padding="0in" fo:border="none"/>
    </style:style>
    <style:style style:name="P12" style:family="paragraph" style:parent-style-name="Heading_20_3">
      <style:paragraph-properties fo:padding="0in" fo:border="none"/>
    </style:style>
    <style:style style:name="P13" style:family="paragraph" style:parent-style-name="Title">
      <style:paragraph-properties fo:padding="0in" fo:border="none"/>
    </style:style>
    <style:style style:name="P14" style:family="paragraph" style:parent-style-name="Subtitle">
      <style:paragraph-properties fo:padding="0in" fo:border="none"/>
    </style:style>
    <style:style style:name="T1" style:family="text">
      <style:text-properties fo:color="#000000" style:font-name="Open Sans" style:font-name-asian="Open Sans1" style:font-name-complex="Open Sans1"/>
    </style:style>
    <style:style style:name="T2" style:family="text">
      <style:text-properties fo:color="#000000" style:font-name="Open Sans" fo:font-weight="bold" style:font-name-asian="Open Sans1" style:font-weight-asian="bold" style:font-name-complex="Open Sans1"/>
    </style:style>
    <style:style style:name="T3" style:family="text">
      <style:text-properties fo:font-weight="normal" style:font-weight-asian="normal"/>
    </style:style>
    <style:style style:name="T4" style:family="text">
      <style:text-properties fo:font-style="italic" fo:font-weight="normal" style:font-style-asian="italic" style:font-weight-asian="normal"/>
    </style:style>
    <style:style style:name="T5" style:family="text">
      <style:text-properties fo:font-size="12pt" fo:font-style="italic" fo:font-weight="normal" style:font-size-asian="12pt" style:font-style-asian="italic" style:font-weight-asian="normal" style:font-size-complex="12pt"/>
    </style:style>
    <style:style style:name="T6" style:family="text">
      <style:text-properties fo:color="#666666" style:font-name="Merriweather" style:font-name-asian="Merriweather1" style:font-name-complex="Merriweather1"/>
    </style:style>
    <style:style style:name="T7" style:family="text">
      <style:text-properties fo:color="#b7b7b7"/>
    </style:style>
    <style:style style:name="T8" style:family="text">
      <style:text-properties fo:font-size="10pt" style:font-size-asian="10pt" style:font-size-complex="10pt"/>
    </style:style>
    <style:style style:name="T9" style:family="text">
      <style:text-properties style:text-underline-style="none"/>
    </style:style>
    <style:style style:name="T10"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able:table table:name="Table1" table:style-name="Table1">
        <table:table-column table:style-name="Table1.A"/>
        <table:table-column table:style-name="Table1.B"/>
        <table:table-row table:style-name="Table1.1">
          <table:table-cell table:style-name="Table1.A1" office:value-type="string">
            <text:p text:style-name="P13"><text:bookmark text:name="_x8fm1uorkbaw"/>您的姓名</text:p>
            <text:p text:style-name="P14"><text:bookmark text:name="_ymi089liagec"/>在此处插入文本</text:p>
          </table:table-cell>
          <table:table-cell table:style-name="Table1.A1" office:value-type="string">
            <text:p text:style-name="P3"><text:span text:style-name="T1">省名称城市名称</text:span></text:p>
            <text:p text:style-name="P3"><text:span text:style-name="T1">街道名称 123 号，邮编：123456</text:span></text:p>
            <text:p text:style-name="P3"><text:span text:style-name="T2">(+86) 00000000000</text:span></text:p>
            <text:p text:style-name="P3"><text:span text:style-name="T2">no_reply@example.com</text:span></text:p>
          </table:table-cell>
        </table:table-row>
        <table:table-row table:style-name="Table1.2">
          <table:table-cell table:style-name="Table1.A1" office:value-type="string">
            <text:p text:style-name="P11"><text:bookmark text:name="_y7d3xdxnr44m"/>工作经历</text:p>
            <text:p text:style-name="P10"><text:bookmark text:name="_rfgvkg2ifhfd"/>公司名称，<text:span text:style-name="T3">所在地 — </text:span><text:span text:style-name="T4">职位</text:span></text:p>
            <text:p text:style-name="P12"><text:bookmark text:name="_n64fgzu3lwuy"/>20XX 年 X 月 - 至今</text:p>
            <text:p text:style-name="P1">在此处插入文本在此处插入文本在此处插入文本在此处插入文本在此处插入文本在此处插入文本在此处插入文本。</text:p>
            <text:p text:style-name="P10"><text:bookmark text:name="_wj0puh61kxsr"/>公司名称，<text:span text:style-name="T3">所在地 — </text:span><text:span text:style-name="T4">职位</text:span></text:p>
            <text:p text:style-name="P12"><text:bookmark text:name="_8hk593fs3sag"/>20XX 年 X 月 - 20XX 年 X 月</text:p>
            <text:p text:style-name="P1">在此处插入文本在此处插入文本在此处插入文本在此处插入文本在此处插入文本在此处插入文本在此处插入文本。</text:p>
            <text:p text:style-name="P10"><text:bookmark text:name="_1hxcpsc1hco2"/>公司名称，<text:span text:style-name="T3">所在地</text:span> <text:span text:style-name="T3">— </text:span><text:span text:style-name="T4">职位</text:span></text:p>
            <text:p text:style-name="P12"><text:bookmark text:name="_ybypdmed418m"/>20XX 年 X 月 - 20XX 年 X 月</text:p>
            <text:p text:style-name="P1">在此处插入文本在此处插入文本在此处插入文本在此处插入文本在此处插入文本在此处插入文本在此处插入文本。</text:p>
            <text:p text:style-name="P11"><text:bookmark text:name="_yk8luflkpwij"/>教育背景</text:p>
            <text:p text:style-name="P10"><text:bookmark text:name="_6wymnhinx9q5"/>学校名称，<text:span text:style-name="T3">所在地 — </text:span><text:span text:style-name="T4">学历</text:span></text:p>
            <text:p text:style-name="P12"><text:bookmark text:name="_7vtcyzeczjot"/>20XX 年 X 月 - 20XX 年 X 月</text:p>
            <text:p text:style-name="P2">在此处插入文本在此处插入文本在此处插入文本在此处插入文本在此处插入文本在此处插入文本在此处插入文本。</text:p>
            <text:p text:style-name="P10"><text:bookmark text:name="_czfiadnsgnzp"/>学校名称，<text:span text:style-name="T3">所在地 — </text:span><text:span text:style-name="T4">学历</text:span></text:p>
            <text:p text:style-name="P12"><text:bookmark text:name="_miiyt1y6sl7g"/>20XX 年 X 月 - 20XX 年 X 月</text:p>
            <text:p text:style-name="P2">在此处插入文本在此处插入文本在此处插入文本在此处插入文本。</text:p>
            <text:p text:style-name="P11"><text:bookmark text:name="_jhv78pp9wtzd"/>项目经历</text:p>
            <text:p text:style-name="P10"><text:bookmark text:name="_vm051rmyhoww"/>项目名称 <text:span text:style-name="T3">— </text:span><text:span text:style-name="T4">详细信息</text:span></text:p>
            <text:p text:style-name="P2">在此处插入文本在此处插入文本在此处插入文本在此处插入文本。</text:p>
          </table:table-cell>
          <table:table-cell table:style-name="Table1.A1" office:value-type="string">
            <text:p text:style-name="P11"><text:bookmark text:name="_ca0awj8022e2"/>技能</text:p>
            <text:list xml:id="list1162741310" text:style-name="WWNum2">
              <text:list-item>
                <text:p text:style-name="P4">在此处插入文本。</text:p>
              </text:list-item>
              <text:list-item>
                <text:p text:style-name="P6">在此处插入文本。</text:p>
              </text:list-item>
            </text:list>
            <text:list xml:id="list3789136720" text:style-name="WWNum1">
              <text:list-item>
                <text:p text:style-name="P7">在此处插入文本在此处插入文本在此处插入文本。</text:p>
              </text:list-item>
            </text:list>
            <text:list xml:id="list233418400051216" text:continue-list="list1162741310" text:style-name="WWNum2">
              <text:list-item>
                <text:p text:style-name="P6">在此处插入文本在此处插入文本在此处插入文本。</text:p>
              </text:list-item>
            </text:list>
            <text:p text:style-name="P11"><text:bookmark text:name="_tuxh7mwdaxox"/>荣誉奖励</text:p>
            <text:p text:style-name="P5"><text:span text:style-name="T10">在此处插入文本</text:span>在此处插入文本在此处插入文本在此处插入文本在此处插入文本。</text:p>
            <text:p text:style-name="Standard"><text:span text:style-name="T10">在此处插入文本</text:span>在此处插入文本在此处插入文本在此处插入文本在此处插入文本。</text:p>
            <text:p text:style-name="Standard"><text:span text:style-name="T10">在此处插入文本</text:span>在此处插入文本在此处插入文本在此处插入文本在此处插入文本。</text:p>
            <text:p text:style-name="P8"><text:span text:style-name="T10">在此处插入文本</text:span>在此处插入文本在此处插入文本在此处插入文本在此处插入文本。</text:p>
            <text:p text:style-name="P11"><text:bookmark text:name="_cxxkes25b26"/>掌握语言</text:p>
            <text:p text:style-name="P5">在此处插入文本在此处插入文本在此处插入文本</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Merriweather" fo:font-size="9pt" fo:language="none" fo:country="none" style:letter-kerning="false" style:font-name-asian="Merriweather1" style:font-size-asian="9pt" style:language-asian="zh" style:country-asian="CN" style:font-name-complex="Merriweather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Merriweather" fo:font-size="9pt" fo:language="none" fo:country="none" style:letter-kerning="false" style:font-name-asian="Merriweather1" style:font-size-asian="9pt" style:language-asian="zh" style:country-asian="CN"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2083in" fo:margin-top="0.0835in" fo:margin-bottom="0in" loext:contextual-spacing="false" fo:line-height="130%"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165in" fo:margin-bottom="0in" loext:contextual-spacing="false" fo:line-height="100%"/>
      <style:text-properties fo:color="#2079c7" style:font-name="Open Sans" fo:font-family="'Open Sans'" style:font-family-generic="roman" style:font-pitch="variable"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keep-together="always" fo:keep-with-next="always"/>
      <style:text-properties fo:color="#0000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top="0.0693in" fo:margin-bottom="0.0693in" loext:contextual-spacing="false" fo:line-height="100%" fo:keep-together="always" fo:keep-with-next="always"/>
      <style:text-properties fo:color="#666666" style:font-name="Open Sans" fo:font-family="'Open Sans'" style:font-family-generic="roman" style:font-pitch="variable" fo:font-size="8p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835in" loext:contextual-spacing="false" fo:line-height="100%"/>
      <style:text-properties fo:color="#00000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in" loext:contextual-spacing="false" fo:line-height="115%"/>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in" fo:margin-bottom="0.5992in" fo:margin-left="0.5992in" fo:margin-right="0.5992in" style:writing-mode="lr-tb" style:layout-grid-color="#c0c0c0" style:layout-grid-lines="254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38" meta:word-count="642" meta:character-count="767" meta:non-whitespace-character-count="715"/>
    <meta:generator>LibreOfficeDev/6.0.5.2$Linux_X86_64 LibreOffice_project/</meta:generator>
  </office:meta>
</office:document-meta>
</file>